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s-the-deer-with-eager-yearning-slides-page1.png" manifest:media-type="image/png"/>
  <manifest:file-entry manifest:full-path="Pictures/as-the-deer-with-eager-yearning-slides-page2.png" manifest:media-type="image/png"/>
  <manifest:file-entry manifest:full-path="Pictures/as-the-deer-with-eager-yearning-slides-page3.png" manifest:media-type="image/png"/>
  <manifest:file-entry manifest:full-path="Pictures/as-the-deer-with-eager-yearning-slides-page4.png" manifest:media-type="image/png"/>
  <manifest:file-entry manifest:full-path="Pictures/as-the-deer-with-eager-yearning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s-the-deer-with-eager-yearn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s-the-deer-with-eager-yearn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s-the-deer-with-eager-yearn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s-the-deer-with-eager-yearn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s-the-deer-with-eager-yearn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